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ucidatypewriter" svg:font-family="lucidatypewrit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5">
      <style:paragraph-properties fo:text-align="start" style:justify-single-word="false"/>
      <style:text-properties style:font-name="Nimbus Roman No9 L" fo:font-size="10pt" style:font-size-asian="10pt" style:font-size-complex="10pt"/>
    </style:style>
    <style:style style:name="P2" style:family="paragraph" style:parent-style-name="Standard">
      <style:paragraph-properties fo:text-align="center" style:justify-single-word="false"/>
      <style:text-properties fo:color="#000000" style:font-name="Nimbus Roman No9 L" fo:font-size="10pt" style:font-size-asian="10pt" style:font-size-complex="10pt"/>
    </style:style>
    <style:style style:name="P3" style:family="paragraph" style:parent-style-name="Standard">
      <style:paragraph-properties fo:text-align="start" style:justify-single-word="false"/>
      <style:text-properties fo:color="#000000" style:font-name="Nimbus Roman No9 L" fo:font-size="10pt" style:font-size-asian="10pt" style:font-size-complex="10pt"/>
    </style:style>
    <style:style style:name="P4" style:family="paragraph" style:parent-style-name="Standard" style:list-style-name="L1">
      <style:paragraph-properties fo:text-align="start" style:justify-single-word="false"/>
      <style:text-properties fo:color="#000000" style:font-name="Nimbus Roman No9 L" fo:font-size="10pt" style:font-size-asian="10pt" style:font-size-complex="10pt"/>
    </style:style>
    <style:style style:name="P5" style:family="paragraph" style:parent-style-name="Standard" style:list-style-name="L2">
      <style:paragraph-properties fo:text-align="start" style:justify-single-word="false"/>
      <style:text-properties fo:color="#000000" style:font-name="Nimbus Roman No9 L" fo:font-size="10pt" style:font-size-asian="10pt" style:font-size-complex="10pt"/>
    </style:style>
    <style:style style:name="P6" style:family="paragraph" style:parent-style-name="Standard" style:list-style-name="L3">
      <style:paragraph-properties fo:text-align="start" style:justify-single-word="false"/>
      <style:text-properties fo:color="#000000" style:font-name="Nimbus Roman No9 L" fo:font-size="10pt" style:font-size-asian="10pt" style:font-size-complex="10pt"/>
    </style:style>
    <style:style style:name="P7" style:family="paragraph" style:parent-style-name="Standard" style:list-style-name="L4">
      <style:paragraph-properties fo:text-align="start" style:justify-single-word="false"/>
      <style:text-properties fo:color="#000000" style:font-name="Nimbus Roman No9 L" fo:font-size="10pt" style:font-size-asian="10pt" style:font-size-complex="10pt"/>
    </style:style>
    <style:style style:name="P8" style:family="paragraph" style:parent-style-name="Standard" style:list-style-name="L5">
      <style:paragraph-properties fo:text-align="start" style:justify-single-word="false"/>
      <style:text-properties fo:color="#000000" style:font-name="Nimbus Roman No9 L" fo:font-size="10pt" style:font-size-asian="10pt" style:font-size-complex="10pt"/>
    </style:style>
    <style:style style:name="T1" style:family="text">
      <style:text-properties style:font-name="lucidatypewriter" style:font-name-asian="lucidatypewriter" style:font-name-complex="lucidatypewriter"/>
    </style:style>
    <style:style style:name="T2" style:family="text">
      <style:text-properties style:font-name-asian="lucidatypewriter" style:font-name-complex="lucidatypewriter"/>
    </style:style>
    <style:style style:name="T3" style:family="text">
      <style:text-properties fo:color="#a020f0" style:font-name="lucidatypewriter" style:font-name-asian="lucidatypewriter" style:font-name-complex="lucidatypewriter"/>
    </style:style>
    <style:style style:name="T4" style:family="text">
      <style:text-properties fo:color="#000000"/>
    </style:style>
    <style:style style:name="T5" style:family="text">
      <style:text-properties fo:color="#000000" style:font-name="lucidatypewriter" style:font-name-asian="lucidatypewriter" style:font-name-complex="lucidatypewriter"/>
    </style:style>
    <style:style style:name="T6" style:family="text">
      <style:text-properties fo:color="#000000" style:font-name-asian="lucidatypewriter" style:font-name-complex="lucidatypewrit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cessing OPEC data:</text:p>
      <text:p text:style-name="P2">1. Raw Data</text:p>
      <text:p text:style-name="P3"/>
      <text:p text:style-name="P3">High-Frequency Files:</text:p>
      <text:list xml:id="list475761646" text:style-name="L1">
        <text:list-item>
          <text:p text:style-name="P4">Copy from CF card → laptop → data computer</text:p>
        </text:list-item>
        <text:list-item>
          <text:p text:style-name="P4">Convert from card format (binary) to ASCII format using PC9000 &gt; File &gt; Convert Data Files</text:p>
        </text:list-item>
        <text:list-item>
          <text:p text:style-name="P4">Process data using EdiRe – see documentation on EdiRe for more information on how to use this.</text:p>
          <text:p text:style-name="P4">- loads high-freq data files and outputs 30 min averaged fluxes</text:p>
        </text:list-item>
        <text:list-item>
          <text:p text:style-name="P4">Put outputted files in an appropriately named folder in /Matlab/Data/OPEC/EdiRe/&lt;site&gt;/Ouput/Fluxes/____</text:p>
        </text:list-item>
        <text:list-item>
          <text:p text:style-name="P4">Organize data with Load_EdiRe_output.m</text:p>
        </text:list-item>
      </text:list>
      <text:list xml:id="list637682768" text:style-name="L2">
        <text:list-item>
          <text:list>
            <text:list-item>
              <text:p text:style-name="P5">loads from path listed above</text:p>
            </text:list-item>
            <text:list-item>
              <text:p text:style-name="P5">saves fluxes in a running file (stacked values for all years (2002—2010...) located in <text:line-break/>/Matlab/Data/Flux/OPEC/EdiRe/&lt;site name&gt;/Processed/&lt;site&gt;_EdiRe_all.mat</text:p>
            </text:list-item>
          </text:list>
        </text:list-item>
      </text:list>
      <text:list xml:id="list1225044277" text:style-name="L3">
        <text:list-item>
          <text:p text:style-name="P6">Clean EdiRe data using EdiRe_clean_all.m</text:p>
          <text:p text:style-name="P6">- loads from output path listed in (5)</text:p>
          <text:p text:style-name="P6">- uses thresholds set in /<text:span text:style-name="T2">Matlab/Data/Flux/OPEC/EdiRe/Docs/&lt;site&gt;_EdiRe_OPEC_thresholds.csv</text:span></text:p>
          <text:p text:style-name="P6">- A) cleans data, and saves t<text:span text:style-name="T2">o /Matlab/Data/Flux/OPEC/EdiRe/&lt;site name&gt;/Processed/&lt;site&gt;_EdiRe_all_cleaned.mat</text:span></text:p>
          <text:p text:style-name="P6"><text:span text:style-name="T2">- B) loads met data; finds timeshifts between flux and met data; shifts the flux data so that it conforms to the met data (for better or worse, this is better than shifting only some portions of met data to fit the OPEC data)</text:span></text:p>
          <text:p text:style-name="P6"><text:span text:style-name="T2">- C) Calculates CO2 storage using CO2 concentration from EC system and any intermediate height CO2 measurements (if applicable).</text:span></text:p>
          <text:p text:style-name="P6"><text:span text:style-name="T2">- advanced spike-removal and cleaning of fluxes (NEE, Hs, LE, etc)</text:span></text:p>
          <text:p text:style-name="P6"><text:span text:style-name="T2">- applies wind filtering (if applicable)</text:span></text:p>
          <text:p text:style-name="P6"><text:span text:style-name="T2">- saves final output to /Matlab/Data/Flux/OPEC/EdiRe/&lt;site name&gt;/Processed/&lt;</text:span><text:span text:style-name="T2">site&gt;</text:span><text:span text:style-name="T2">_EdiRe_flux.mat</text:span></text:p>
        </text:list-item>
      </text:list>
      <text:p text:style-name="P3"/>
      <text:p text:style-name="P3"/>
      <text:p text:style-name="P3">10-minute averaged files:</text:p>
      <text:list xml:id="list1372260007" text:style-name="L4">
        <text:list-item>
          <text:p text:style-name="P7">Copy from CF card</text:p>
        </text:list-item>
        <text:list-item>
          <text:p text:style-name="P7">May have to convert to ASCII format – PC9000 &gt; File &gt; Convert Data Files</text:p>
        </text:list-item>
        <text:list-item>
          <text:p text:style-name="P7">Put data files in <text:s/>/<text:span text:style-name="T2">Matlab/Data/Flux/OPEC/Raw1/&lt;site&gt;/DAT_all/</text:span></text:p>
        </text:list-item>
        <text:list-item>
          <text:p text:style-name="P7"><text:span text:style-name="T2">run OPEC_data_conditioner.m to ensure all data files have appropriate characters in them</text:span></text:p>
          <text:p text:style-name="P7"><text:span text:style-name="T2">- loads from /DAT_all/ (with .dat extension)</text:span></text:p>
          <text:p text:style-name="P7"><text:span text:style-name="T2">- saves to /DAT_all_L1/ (with .datL1 extension)</text:span></text:p>
        </text:list-item>
        <text:list-item>
          <text:p text:style-name="P7"><text:span text:style-name="T2">Organize with OPEC_process_all.m</text:span></text:p>
          <text:p text:style-name="P7"><text:span text:style-name="T2">- loads from /DAT_all_L1/ </text:span></text:p>
          <text:p text:style-name="P7"><text:span text:style-name="T2">- calls OPEC_load_all.m to load and sort data</text:span></text:p>
          <text:p text:style-name="P7"><text:span text:style-name="T2">- saves output to /</text:span><text:span text:style-name="T2">Matlab/Data/Flux/OPEC/Organized2/</text:span><text:span text:style-name="T2">&lt;site&gt;</text:span><text:span text:style-name="T2">/</text:span><text:span text:style-name="T2">&lt;site&gt;</text:span><text:span text:style-name="T2">_10min_all.mat</text:span></text:p>
        </text:list-item>
        <text:list-item>
          <text:p text:style-name="P7"><text:span text:style-name="T2">Clean 10-minute data using OPEC_clean_all</text:span></text:p>
          <text:p text:style-name="P7"><text:span text:style-name="T2">- loads from output directory given in (5)</text:span></text:p>
          <text:p text:style-name="P7"><text:span text:style-name="T2">- uses thresholds set in /</text:span><text:span text:style-name="T2">Matlab/Data/Flux/OPEC/Docs/&lt;site&gt;_OPEC_thresholds.csv</text:span></text:p>
        </text:list-item>
      </text:list>
      <text:list xml:id="list1190934592" text:continue-list="list1225044277" text:style-name="L3">
        <text:list-header>
          <text:p text:style-name="P6">- A) cleans data, and saves t<text:span text:style-name="T2">o /</text:span><text:span text:style-name="T2">Matlab/Data/Flux/OPEC/Cleaned3/&lt;</text:span><text:span text:style-name="T2">site&gt;</text:span><text:span text:style-name="T2">/</text:span><text:span text:style-name="T2">&lt;site&gt;</text:span><text:span text:style-name="T2">_10min_L2.mat</text:span></text:p>
          <text:p text:style-name="P6"><text:span text:style-name="T2">-B) Performs rotation correction for fluxes</text:span></text:p>
          <text:p text:style-name="P6"><text:span text:style-name="T2">- C) loads met data; finds timeshifts between flux and met data; shifts the flux data so that it conforms to the met data (for better or worse, this is better than shifting only some portions of met data to fit the OPEC data)</text:span></text:p>
          <text:p text:style-name="P6"><text:span text:style-name="T2">- D) Calculates CO2 storage using CO2 concentration from EC system and any intermediate height CO2 measurements (if applicable).</text:span></text:p>
          <text:p text:style-name="P6"><text:span text:style-name="T2">- advanced spike-removal and cleaning of fluxes (NEE, Hs, LE, etc)</text:span></text:p>
          <text:p text:style-name="P6"><text:span text:style-name="T2">- applies wind filtering (if applicable)</text:span></text:p>
          <text:p text:style-name="P6"><text:span text:style-name="T2">- saves final output to /Matlab/Data/Flux/OPEC/&lt;site&gt;_OPEC_flux</text:span><text:span text:style-name="T2">.mat</text:span></text:p>
        </text:list-header>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Combining hhour data from both 10-minute and EdiRe sources:</text:span></text:p>
      <text:p text:style-name="P3"><text:span text:style-name="T2"/></text:p>
      <text:list xml:id="list1124727640" text:style-name="L5">
        <text:list-item>
          <text:p text:style-name="P8"><text:span text:style-name="T2">Run OPEC_compare_methods.m</text:span></text:p>
          <text:p text:style-name="P8"><text:span text:style-name="T2">- loads the original met data for each site (from the master in /Matlab/Data/Flux_Analysis/rEC/&lt;site&gt;.mat)</text:span></text:p>
          <text:p text:style-name="P8"><text:span text:style-name="T2">- makes all the desired met data a continuous (2002—2010..) file </text:span></text:p>
          <text:p text:style-name="P8"><text:span text:style-name="T2">- loads the original flux data (coming from Natalia and Josh), and timeshifts this data to conform with met data (this aligning all 3 types of flux data with met data.</text:span></text:p>
          <text:p text:style-name="P1"><text:span text:style-name="T6">- saves the shifted original data to <text:s/></text:span><text:span text:style-name="T3">/Matlab/Data/Flux/OPEC/&lt;</text:span><text:span text:style-name="T5">site&gt;</text:span><text:span text:style-name="T3">_orig_flux.mat</text:span></text:p>
          <text:p text:style-name="P8"><text:span text:style-name="T2">- looks at some differences between different processing methods – not important though</text:span></text:p>
          <text:p text:style-name="P8"><text:span text:style-name="T2">*** This is where you should load in more met data into the master file (if desired)</text:span></text:p>
        </text:list-item>
        <text:list-item>
          <text:p text:style-name="P8"><text:span text:style-name="T2">Run OPEC_compare_flux_windows.m</text:span></text:p>
          <text:p text:style-name="P8"><text:span text:style-name="T2">- Loads all 3 sources of flux data and reconciles them – uses EdiRe data first, followed by 10-minute data, followed by the original data – the reason this is necessary is because some HF and 10-min files have been lost/corrupted, so each method does not cover exactly the same time periods. <text:s/>We view EdiRe to be most reliable, as it has the most corrections:</text:span></text:p>
          <text:p text:style-name="P8"><text:span text:style-name="T2">– EdiRe has WPL, Spectral, Rotation, Wind Direction</text:span></text:p>
          <text:p text:style-name="P8"><text:span text:style-name="T2">– 10-minute has; WPL, Rotation, Wind Direction</text:span></text:p>
          <text:p text:style-name="P8"><text:span text:style-name="T2">– Orig data has: WPL, Wind Direction</text:span></text:p>
          <text:p text:style-name="P8"><text:span text:style-name="T2">- records the % of data that comes from each source</text:span></text:p>
          <text:p text:style-name="P8"><text:span text:style-name="T2">- Plots data from all 3 OPEC sites on top of each other – allows for visual inspection of data that may have been processed for the wrong site (it happens)</text:span></text:p>
          <text:p text:style-name="P8"><text:span text:style-name="T2">- Saves all the data (flux + met) in /</text:span><text:span text:style-name="T3">Matlab/Data/Flux/OPEC/&lt;site&gt;_master.mat</text:span></text:p>
        </text:list-item>
      </text:list>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ucidatypewriter" svg:font-family="lucidatypewrit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rodeujj </meta:initial-creator>
    <meta:creation-date>2010-01-22T12:40:04</meta:creation-date>
    <dc:date>2010-01-22T14:51:29</dc:date>
    <dc:creator>brodeujj </dc:creator>
    <meta:editing-duration>PT00H56M04S</meta:editing-duration>
    <meta:editing-cycles>11</meta:editing-cycles>
    <meta:generator>OpenOffice.org/3.1$Unix OpenOffice.org_project/310m19$Build-9420</meta:generator>
    <meta:document-statistic meta:table-count="0" meta:image-count="0" meta:object-count="0" meta:page-count="2" meta:paragraph-count="57" meta:word-count="665" meta:character-count="4373"/>
  </office:meta>
</office:document-meta>
</file>